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461cm" table:align="margins" style:writing-mode="lr-tb"/>
    </style:style>
    <style:style style:name="Table1.A" style:family="table-column">
      <style:table-column-properties style:column-width="2.699cm" style:rel-column-width="9580*"/>
    </style:style>
    <style:style style:name="Table1.B" style:family="table-column">
      <style:table-column-properties style:column-width="15.762cm" style:rel-column-width="55955*"/>
    </style:style>
    <style:style style:name="Table1.1" style:family="table-row">
      <style:table-row-properties style:min-row-height="0.9cm"/>
    </style:style>
    <style:style style:name="Table1.A1" style:family="table-cell">
      <style:table-cell-properties fo:padding="0.097cm" fo:border="none"/>
    </style:style>
    <style:style style:name="Table9" style:family="table">
      <style:table-properties style:width="18.461cm" table:align="margins" style:writing-mode="lr-tb"/>
    </style:style>
    <style:style style:name="Table9.A" style:family="table-column">
      <style:table-column-properties style:column-width="2.99cm" style:rel-column-width="10613*"/>
    </style:style>
    <style:style style:name="Table9.B" style:family="table-column">
      <style:table-column-properties style:column-width="15.471cm" style:rel-column-width="54922*"/>
    </style:style>
    <style:style style:name="Table9.A1" style:family="table-cell">
      <style:table-cell-properties fo:padding="0.097cm" fo:border-left="0.05pt solid #cccccc" fo:border-right="none" fo:border-top="0.05pt solid #cccccc" fo:border-bottom="0.05pt solid #cccccc"/>
    </style:style>
    <style:style style:name="Table9.B1" style:family="table-cell">
      <style:table-cell-properties fo:padding="0.097cm" fo:border="0.05pt solid #cccccc"/>
    </style:style>
    <style:style style:name="Table9.A2" style:family="table-cell">
      <style:table-cell-properties fo:padding="0.097cm" fo:border-left="0.05pt solid #cccccc" fo:border-right="none" fo:border-top="none" fo:border-bottom="0.05pt solid #cccccc"/>
    </style:style>
    <style:style style:name="Table9.B2" style:family="table-cell">
      <style:table-cell-properties fo:padding="0.097cm" fo:border-left="0.05pt solid #cccccc" fo:border-right="0.05pt solid #cccccc" fo:border-top="none" fo:border-bottom="0.05pt solid #cccccc"/>
    </style:style>
    <style:style style:name="Table2" style:family="table">
      <style:table-properties style:width="18.461cm" table:align="margins" style:writing-mode="lr-tb"/>
    </style:style>
    <style:style style:name="Table2.A" style:family="table-column">
      <style:table-column-properties style:column-width="4.616cm" style:rel-column-width="16384*"/>
    </style:style>
    <style:style style:name="Table2.D" style:family="table-column">
      <style:table-column-properties style:column-width="4.614cm" style:rel-column-width="16383*"/>
    </style:style>
    <style:style style:name="Table2.A1" style:family="table-cell">
      <style:table-cell-properties fo:padding="0.097cm" fo:border="none"/>
    </style:style>
    <style:style style:name="Table3" style:family="table">
      <style:table-properties style:width="18.461cm" table:align="margins" style:writing-mode="lr-tb"/>
    </style:style>
    <style:style style:name="Table3.A" style:family="table-column">
      <style:table-column-properties style:column-width="6.154cm" style:rel-column-width="21845*"/>
    </style:style>
    <style:style style:name="Table3.A1" style:family="table-cell">
      <style:table-cell-properties fo:padding="0.097cm" fo:border="none"/>
    </style:style>
    <style:style style:name="Table4" style:family="table">
      <style:table-properties style:width="18.461cm" table:align="margins" style:writing-mode="lr-tb"/>
    </style:style>
    <style:style style:name="Table4.A" style:family="table-column">
      <style:table-column-properties style:column-width="11.298cm" style:rel-column-width="40106*"/>
    </style:style>
    <style:style style:name="Table4.B" style:family="table-column">
      <style:table-column-properties style:column-width="3.411cm" style:rel-column-width="12110*"/>
    </style:style>
    <style:style style:name="Table4.C" style:family="table-column">
      <style:table-column-properties style:column-width="3.752cm" style:rel-column-width="1331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0.981cm"/>
    </style:style>
    <style:style style:name="Table5" style:family="table">
      <style:table-properties style:width="18.494cm" fo:margin-left="0cm" table:align="left" style:writing-mode="lr-tb"/>
    </style:style>
    <style:style style:name="Table5.A" style:family="table-column">
      <style:table-column-properties style:column-width="6.112cm"/>
    </style:style>
    <style:style style:name="Table5.B" style:family="table-column">
      <style:table-column-properties style:column-width="3.678cm"/>
    </style:style>
    <style:style style:name="Table5.C" style:family="table-column">
      <style:table-column-properties style:column-width="3.307cm"/>
    </style:style>
    <style:style style:name="Table5.D" style:family="table-column">
      <style:table-column-properties style:column-width="3.413cm"/>
    </style:style>
    <style:style style:name="Table5.E" style:family="table-column">
      <style:table-column-properties style:column-width="1.98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2.237cm"/>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666666" fo:font-size="12pt" officeooo:rsid="00255c17" officeooo:paragraph-rsid="00255c17" style:font-size-asian="12pt" style:font-size-complex="12pt"/>
    </style:style>
    <style:style style:name="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P3" style:family="paragraph" style:parent-style-name="Table_20_Contents">
      <style:text-properties fo:color="#666666" officeooo:rsid="00255c17" officeooo:paragraph-rsid="00255c17"/>
    </style:style>
    <style:style style:name="P4" style:family="paragraph" style:parent-style-name="Table_20_Contents">
      <style:text-properties fo:color="#666666" officeooo:rsid="00255c17" officeooo:paragraph-rsid="002a19d8"/>
    </style:style>
    <style:style style:name="P5" style:family="paragraph" style:parent-style-name="Table_20_Contents">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text-properties fo:color="#808080" fo:font-size="11pt" officeooo:rsid="0024d967" officeooo:paragraph-rsid="0024d967" style:font-size-asian="11pt" style:font-size-complex="11pt"/>
    </style:style>
    <style:style style:name="P7" style:family="paragraph" style:parent-style-name="Table_20_Contents">
      <style:text-properties fo:font-size="11pt" style:font-size-asian="11pt" style:font-size-complex="11pt"/>
    </style:style>
    <style:style style:name="P8" style:family="paragraph" style:parent-style-name="Table_20_Contents">
      <style:text-properties fo:font-size="11pt" officeooo:rsid="00202928" officeooo:paragraph-rsid="00202928" style:font-size-asian="11pt" style:font-size-complex="11pt"/>
    </style:style>
    <style:style style:name="P9" style:family="paragraph" style:parent-style-name="Table_20_Contents">
      <style:text-properties fo:font-size="11pt" officeooo:rsid="00202928" officeooo:paragraph-rsid="002347fc" style:font-size-asian="11pt" style:font-size-complex="11pt"/>
    </style:style>
    <style:style style:name="P10" style:family="paragraph" style:parent-style-name="Table_20_Contents">
      <style:paragraph-properties fo:text-align="center" style:justify-single-word="false"/>
      <style:text-properties fo:font-size="11pt" style:font-size-asian="11pt" style:font-size-complex="11pt"/>
    </style:style>
    <style:style style:name="P11" style:family="paragraph" style:parent-style-name="Table_20_Contents">
      <style:paragraph-properties fo:text-align="center" style:justify-single-word="false"/>
      <style:text-properties fo:font-size="11pt" officeooo:paragraph-rsid="002071c0" style:font-size-asian="11pt" style:font-size-complex="11pt"/>
    </style:style>
    <style:style style:name="P12" style:family="paragraph" style:parent-style-name="Table_20_Contents">
      <style:text-properties fo:font-size="11pt" officeooo:rsid="00219bd8" officeooo:paragraph-rsid="00219bd8" style:font-size-asian="11pt" style:font-size-complex="11pt"/>
    </style:style>
    <style:style style:name="P13" style:family="paragraph" style:parent-style-name="Table_20_Contents">
      <style:paragraph-properties fo:text-align="center" style:justify-single-word="false"/>
      <style:text-properties fo:font-size="11pt" officeooo:rsid="00219bd8" officeooo:paragraph-rsid="00219bd8" style:font-size-asian="11pt" style:font-size-complex="11pt"/>
    </style:style>
    <style:style style:name="P14" style:family="paragraph" style:parent-style-name="Table_20_Contents">
      <style:text-properties fo:font-size="11pt" officeooo:paragraph-rsid="00219bd8" style:font-size-asian="11pt" style:font-size-complex="11pt"/>
    </style:style>
    <style:style style:name="P15" style:family="paragraph" style:parent-style-name="Table_20_Contents">
      <style:paragraph-properties fo:text-align="center" style:justify-single-word="false"/>
      <style:text-properties fo:font-size="11pt" fo:font-weight="bold" officeooo:rsid="00202928" officeooo:paragraph-rsid="00202928"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fo:font-size="11pt" fo:font-weight="bold" officeooo:rsid="002071c0" officeooo:paragraph-rsid="002071c0" style:font-size-asian="11pt" style:font-weight-asian="bold" style:font-size-complex="11pt" style:font-weight-complex="bold"/>
    </style:style>
    <style:style style:name="P17" style:family="paragraph" style:parent-style-name="Table_20_Contents">
      <style:paragraph-properties fo:text-align="end" style:justify-single-word="false"/>
      <style:text-properties fo:font-size="10pt" officeooo:rsid="00219bd8" officeooo:paragraph-rsid="00219bd8" style:font-size-asian="10pt" style:font-size-complex="10pt"/>
    </style:style>
    <style:style style:name="P18" style:family="paragraph" style:parent-style-name="Table_20_Contents">
      <style:paragraph-properties fo:text-align="end" style:justify-single-word="false"/>
      <style:text-properties fo:font-size="10pt" officeooo:rsid="00219bd8" officeooo:paragraph-rsid="002347fc" style:font-size-asian="10pt" style:font-size-complex="10pt"/>
    </style:style>
    <style:style style:name="P19" style:family="paragraph" style:parent-style-name="Table_20_Contents">
      <style:paragraph-properties fo:text-align="center" style:justify-single-word="false"/>
      <style:text-properties fo:font-size="10pt" officeooo:rsid="00202928" officeooo:paragraph-rsid="002347fc" style:font-size-asian="10pt" style:font-size-complex="10pt"/>
    </style:style>
    <style:style style:name="P20" style:family="paragraph" style:parent-style-name="Table_20_Contents">
      <style:text-properties officeooo:paragraph-rsid="002347fc"/>
    </style:style>
    <style:style style:name="P21" style:family="paragraph" style:parent-style-name="Table_20_Contents">
      <style:text-properties fo:font-size="12pt" officeooo:rsid="0026e78d" officeooo:paragraph-rsid="0026e78d" style:font-size-asian="10.5pt" style:font-size-complex="12pt"/>
    </style:style>
    <style:style style:name="P22" style:family="paragraph" style:parent-style-name="Table_20_Contents">
      <style:text-properties fo:font-size="12pt" officeooo:rsid="00315177" officeooo:paragraph-rsid="00315177" style:font-size-asian="10.5pt" style:font-size-complex="12pt"/>
    </style:style>
    <style:style style:name="P23" style:family="paragraph" style:parent-style-name="Table_20_Contents">
      <style:text-properties officeooo:rsid="0026e78d" officeooo:paragraph-rsid="0026e78d"/>
    </style:style>
    <style:style style:name="P24" style:family="paragraph" style:parent-style-name="Table_20_Contents">
      <style:text-properties fo:font-size="13pt" fo:font-weight="bold" officeooo:rsid="0026e78d" officeooo:paragraph-rsid="0026e78d" style:font-size-asian="13pt" style:font-weight-asian="bold" style:font-size-complex="13pt" style:font-weight-complex="bold"/>
    </style:style>
    <style:style style:name="P25" style:family="paragraph" style:parent-style-name="Table_20_Contents">
      <style:text-properties fo:font-size="13pt" fo:font-weight="bold" officeooo:rsid="002a19d8" officeooo:paragraph-rsid="0026e78d" style:font-size-asian="13pt" style:font-weight-asian="bold" style:font-size-complex="13pt" style:font-weight-complex="bold"/>
    </style:style>
    <style:style style:name="P26" style:family="paragraph" style:parent-style-name="Table_20_Contents">
      <style:text-properties fo:font-size="13pt" fo:font-weight="bold" officeooo:rsid="00315177" officeooo:paragraph-rsid="00315177" style:font-size-asian="13pt" style:font-weight-asian="bold" style:font-size-complex="13pt" style:font-weight-complex="bold"/>
    </style:style>
    <style:style style:name="P27" style:family="paragraph" style:parent-style-name="Table_20_Contents">
      <style:text-properties officeooo:paragraph-rsid="0026e78d"/>
    </style:style>
    <style:style style:name="P28" style:family="paragraph" style:parent-style-name="Table_20_Contents">
      <style:text-properties fo:font-size="6pt" officeooo:paragraph-rsid="002347fc" style:font-size-asian="6pt" style:font-size-complex="6pt"/>
    </style:style>
    <style:style style:name="P29"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P31" style:family="paragraph" style:parent-style-name="Standard">
      <style:paragraph-properties fo:text-align="justify" style:justify-single-word="false"/>
    </style:style>
    <style:style style:name="P32" style:family="paragraph" style:parent-style-name="Standard">
      <style:text-properties officeooo:paragraph-rsid="001db915"/>
    </style:style>
    <style:style style:name="P33" style:family="paragraph" style:parent-style-name="Standard">
      <style:text-properties officeooo:paragraph-rsid="001ed4ba"/>
    </style:style>
    <style:style style:name="P34" style:family="paragraph" style:parent-style-name="Standard">
      <style:text-properties fo:font-size="11pt" fo:font-weight="bold" style:font-size-asian="11pt" style:font-weight-asian="bold" style:font-size-complex="11pt" style:font-weight-complex="bold"/>
    </style:style>
    <style:style style:name="P35" style:family="paragraph" style:parent-style-name="Standard">
      <style:paragraph-properties fo:line-height="115%"/>
      <style:text-properties fo:font-size="11pt" fo:font-weight="bold" style:font-size-asian="11pt" style:font-weight-asian="bold" style:font-size-complex="11pt" style:font-weight-complex="bold"/>
    </style:style>
    <style:style style:name="P36" style:family="paragraph" style:parent-style-name="Standard">
      <style:paragraph-properties fo:text-align="center" style:justify-single-word="false"/>
      <style:text-properties fo:font-size="11pt" fo:font-weight="bold" officeooo:paragraph-rsid="002853ea" style:font-size-asian="11pt" style:font-weight-asian="bold" style:font-size-complex="11pt" style:font-weight-complex="bold"/>
    </style:style>
    <style:style style:name="P37" style:family="paragraph" style:parent-style-name="Standard">
      <style:paragraph-properties fo:text-align="justify" style:justify-single-word="false"/>
      <style:text-properties fo:font-size="11pt" fo:font-weight="bold" officeooo:paragraph-rsid="002853ea" style:font-size-asian="11pt" style:font-weight-asian="bold" style:font-size-complex="11pt" style:font-weight-complex="bold"/>
    </style:style>
    <style:style style:name="P38" style:family="paragraph" style:parent-style-name="Standard">
      <style:text-properties fo:font-size="11pt" fo:font-weight="bold" officeooo:paragraph-rsid="002853ea" style:font-size-asian="11pt" style:font-weight-asian="bold" style:font-size-complex="11pt" style:font-weight-complex="bold"/>
    </style:style>
    <style:style style:name="P39" style:family="paragraph" style:parent-style-name="Standard">
      <style:paragraph-properties fo:line-height="115%"/>
      <style:text-properties fo:font-size="11pt" officeooo:paragraph-rsid="002853ea" style:font-size-asian="11pt" style:font-size-complex="11pt" style:font-weight-complex="bold"/>
    </style:style>
    <style:style style:name="P40" style:family="paragraph" style:parent-style-name="Standard">
      <style:text-properties fo:font-size="11pt" officeooo:paragraph-rsid="002853ea" style:font-size-asian="11pt" style:font-size-complex="11pt" style:font-weight-complex="bold"/>
    </style:style>
    <style:style style:name="P41" style:family="paragraph" style:parent-style-name="Standard">
      <style:text-properties fo:font-size="11pt" officeooo:paragraph-rsid="00219358" style:font-size-asian="11pt" style:font-size-complex="11pt"/>
    </style:style>
    <style:style style:name="P42" style:family="paragraph" style:parent-style-name="Standard">
      <style:text-properties fo:font-size="11pt" style:text-underline-style="solid" style:text-underline-width="auto" style:text-underline-color="font-color" fo:font-weight="bold" officeooo:paragraph-rsid="0026e78d" style:font-size-asian="11pt" style:font-weight-asian="bold" style:font-size-complex="11pt" style:font-weight-complex="bold"/>
    </style:style>
    <style:style style:name="P43" style:family="paragraph" style:parent-style-name="Standard">
      <style:paragraph-properties fo:line-height="115%"/>
      <style:text-properties officeooo:rsid="002347fc" officeooo:paragraph-rsid="002347fc"/>
    </style:style>
    <style:style style:name="P44" style:family="paragraph" style:parent-style-name="Standard">
      <style:paragraph-properties fo:line-height="115%"/>
      <style:text-properties fo:font-weight="bold" officeooo:rsid="002347fc" officeooo:paragraph-rsid="002347fc" style:font-weight-asian="bold"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officeooo:paragraph-rsid="002853ea"/>
    </style:style>
    <style:style style:name="P47"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P48"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P49"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P50"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P51" style:family="paragraph" style:parent-style-name="Standard">
      <style:paragraph-properties fo:margin-top="0cm" fo:margin-bottom="0cm" loext:contextual-spacing="false" fo:line-height="115%"/>
      <style:text-properties fo:font-size="11pt" fo:font-weight="normal" officeooo:rsid="00202928" officeooo:paragraph-rsid="00202928" style:font-size-asian="11pt" style:font-weight-asian="normal" style:font-size-complex="11pt" style:font-weight-complex="normal"/>
    </style:style>
    <style:style style:name="P52" style:family="paragraph" style:parent-style-name="Standard">
      <style:paragraph-properties fo:margin-top="0cm" fo:margin-bottom="0cm" loext:contextual-spacing="false"/>
      <style:text-properties fo:font-size="11pt" fo:font-weight="normal" officeooo:rsid="00202928" officeooo:paragraph-rsid="002347fc" style:font-size-asian="11pt" style:font-weight-asian="normal" style:font-size-complex="11pt" style:font-weight-complex="normal"/>
    </style:style>
    <style:style style:name="P53" style:family="paragraph" style:parent-style-name="Standard">
      <style:paragraph-properties fo:margin-top="0cm" fo:margin-bottom="0cm" loext:contextual-spacing="false" fo:line-height="115%"/>
      <style:text-properties fo:font-weight="normal" officeooo:rsid="00202928" officeooo:paragraph-rsid="00202928" style:font-weight-asian="normal" style:font-weight-complex="normal"/>
    </style:style>
    <style:style style:name="P54" style:family="paragraph" style:parent-style-name="Table_20_Contents">
      <style:paragraph-properties fo:margin-top="0cm" fo:margin-bottom="0cm" loext:contextual-spacing="false" fo:text-align="end" style:justify-single-word="false"/>
      <style:text-properties fo:font-size="10pt" officeooo:rsid="00219bd8" officeooo:paragraph-rsid="00219bd8" style:font-size-asian="10pt" style:font-size-complex="10pt"/>
    </style:style>
    <style:style style:name="P55" style:family="paragraph" style:parent-style-name="Footer">
      <style:paragraph-properties fo:text-align="end" style:justify-single-word="false"/>
      <style:text-properties fo:color="#666666"/>
    </style:style>
    <style:style style:name="P56" style:family="paragraph" style:parent-style-name="Footer">
      <style:paragraph-properties fo:text-align="end" style:justify-single-word="false"/>
      <style:text-properties fo:color="#666666" officeooo:paragraph-rsid="00255c17"/>
    </style:style>
    <style:style style:name="P57" style:family="paragraph" style:parent-style-name="Footer">
      <style:paragraph-properties fo:text-align="start" style:justify-single-word="false"/>
      <style:text-properties officeooo:paragraph-rsid="0024d967"/>
    </style:style>
    <style:style style:name="P58" style:family="paragraph" style:parent-style-name="Table_20_Contents">
      <style:paragraph-properties fo:margin-top="0.201cm" fo:margin-bottom="0.413cm" loext:contextual-spacing="false"/>
      <style:text-properties fo:font-size="11pt" officeooo:rsid="001ed4ba" officeooo:paragraph-rsid="001ed4ba" style:font-size-asian="11pt" style:font-size-complex="11pt"/>
    </style:style>
    <style:style style:name="P59" style:family="paragraph" style:parent-style-name="Table_20_Contents">
      <style:paragraph-properties fo:margin-top="0.201cm" fo:margin-bottom="0.413cm" loext:contextual-spacing="false"/>
      <style:text-properties fo:font-size="11pt" officeooo:rsid="001db915" officeooo:paragraph-rsid="001db915" style:font-size-asian="11pt" style:font-size-complex="11pt"/>
    </style:style>
    <style:style style:name="P60" style:family="paragraph" style:parent-style-name="Table_20_Contents">
      <style:paragraph-properties fo:margin-top="0.302cm" fo:margin-bottom="0.513cm" loext:contextual-spacing="false"/>
      <style:text-properties fo:font-size="11pt" officeooo:rsid="001db915" officeooo:paragraph-rsid="001db915" style:font-size-asian="11pt" style:font-size-complex="11pt"/>
    </style:style>
    <style:style style:name="P61" style:family="paragraph" style:parent-style-name="Standard">
      <style:paragraph-properties fo:text-align="center" style:justify-single-word="false" fo:break-before="pag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62" style:family="paragraph" style:parent-style-name="Standard">
      <style:paragraph-properties fo:text-align="center" style:justify-single-word="false" fo:padding="0.049cm" fo:border="0.06pt solid #000000" style:shadow="none"/>
      <style:text-properties officeooo:rsid="002853ea" officeooo:paragraph-rsid="002853ea"/>
    </style:style>
    <style:style style:name="P63" style:family="paragraph" style:parent-style-name="Table_20_Contents">
      <style:paragraph-properties fo:margin-top="0.302cm" fo:margin-bottom="0.302cm" loext:contextual-spacing="false" fo:text-align="end" style:justify-single-word="false"/>
      <style:text-properties fo:font-size="10pt" officeooo:rsid="00338341" officeooo:paragraph-rsid="00338341" style:font-size-asian="10pt" style:font-size-complex="10pt"/>
    </style:style>
    <style:style style:name="P64" style:family="paragraph" style:parent-style-name="Standard">
      <style:paragraph-properties fo:margin-left="1.249cm" fo:margin-right="0cm" fo:line-height="115%" fo:text-indent="0cm" style:auto-text-indent="false"/>
      <style:text-properties fo:font-size="11pt" fo:font-weight="normal" officeooo:rsid="002347fc" officeooo:paragraph-rsid="002347fc" style:font-size-asian="11pt" style:font-weight-asian="normal" style:font-size-complex="11pt" style:font-weight-complex="normal"/>
    </style:style>
    <style:style style:name="P65" style:family="paragraph" style:parent-style-name="Standard" style:master-page-name="Standard">
      <style:paragraph-properties fo:text-align="center" style:justify-single-word="false" style:page-number="auto" fo:break-before="pag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66" style:family="paragraph" style:parent-style-name="Standard">
      <style:paragraph-properties fo:margin-left="1.249cm" fo:margin-right="0cm" fo:line-height="115%" fo:text-indent="0cm" style:auto-text-indent="false"/>
      <style:text-properties fo:font-size="11pt" fo:font-weight="normal" officeooo:rsid="002347fc" officeooo:paragraph-rsid="002347fc" style:font-size-asian="11pt" style:font-weight-asian="normal" style:font-size-complex="11pt" style:font-weight-complex="normal"/>
    </style:style>
    <style:style style:name="P67" style:family="paragraph" style:parent-style-name="Standard">
      <style:paragraph-properties fo:margin-left="0cm" fo:margin-right="0cm" fo:line-height="115%" fo:text-indent="0cm" style:auto-text-indent="false"/>
      <style:text-properties fo:font-size="11pt" fo:font-weight="normal" officeooo:rsid="00354df8" officeooo:paragraph-rsid="00354df8" style:font-size-asian="11pt" style:font-weight-asian="normal" style:font-size-complex="11pt" style:font-weight-complex="normal"/>
    </style:style>
    <style:style style:name="P68"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69"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fo:font-variant="normal" fo:text-transform="none" fo:background-color="transparent"/>
    </style:style>
    <style:style style:name="T2" style:family="text">
      <style:text-properties fo:color="#808080" fo:font-size="11pt" officeooo:rsid="0024d967" style:font-size-asian="11pt" style:font-size-complex="11pt"/>
    </style:style>
    <style:style style:name="T3" style:family="text">
      <style:text-properties fo:font-size="12pt" fo:language="en" fo:country="US"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26e78d" style:font-size-asian="12pt" style:font-weight-asian="bold" style:font-size-complex="12pt" style:font-weight-complex="bold"/>
    </style:style>
    <style:style style:name="T6" style:family="text">
      <style:text-properties fo:font-size="12pt" fo:font-weight="bold" officeooo:rsid="002a19d8" style:font-size-asian="12pt" style:font-weight-asian="bold" style:font-size-complex="12pt" style:font-weight-complex="bold"/>
    </style:style>
    <style:style style:name="T7" style:family="text">
      <style:text-properties fo:font-size="12pt" fo:font-weight="bold" officeooo:rsid="002c80d4" style:font-size-asian="12pt" style:font-weight-asian="bold" style:font-size-complex="12pt" style:font-weight-complex="bold"/>
    </style:style>
    <style:style style:name="T8" style:family="text">
      <style:text-properties fo:font-size="12pt" fo:font-weight="bold" style:font-size-asian="10.5pt" style:font-weight-asian="bold" style:font-size-complex="12pt" style:font-weight-complex="bold"/>
    </style:style>
    <style:style style:name="T9" style:family="text">
      <style:text-properties fo:font-size="12pt" fo:font-weight="bold" officeooo:rsid="0026e78d" style:font-size-asian="10.5pt" style:font-weight-asian="bold" style:font-size-complex="12pt" style:font-weight-complex="bold"/>
    </style:style>
    <style:style style:name="T10" style:family="text">
      <style:text-properties fo:font-size="12pt" fo:font-weight="bold" officeooo:rsid="002a19d8" style:font-size-asian="10.5pt" style:font-weight-asian="bold" style:font-size-complex="12pt" style:font-weight-complex="bold"/>
    </style:style>
    <style:style style:name="T11" style:family="text">
      <style:text-properties fo:font-size="12pt" fo:font-weight="bold" officeooo:rsid="002c80d4" style:font-size-asian="10.5pt" style:font-weight-asian="bold" style:font-size-complex="12pt" style:font-weight-complex="bold"/>
    </style:style>
    <style:style style:name="T12" style:family="text">
      <style:text-properties fo:font-size="12pt" style:font-size-asian="12pt" style:font-size-complex="12pt"/>
    </style:style>
    <style:style style:name="T13" style:family="text">
      <style:text-properties fo:font-size="12pt" officeooo:rsid="0026e78d" style:font-size-asian="12pt" style:font-size-complex="12pt"/>
    </style:style>
    <style:style style:name="T14" style:family="text">
      <style:text-properties fo:font-size="12pt" officeooo:rsid="002c80d4" style:font-size-asian="12pt" style:font-size-complex="12pt"/>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26e78d" style:font-size-asian="10.5pt" style:font-weight-asian="normal" style:font-size-complex="12pt" style:font-weight-complex="normal"/>
    </style:style>
    <style:style style:name="T17" style:family="text">
      <style:text-properties fo:font-size="12pt" fo:font-weight="normal" officeooo:rsid="002c80d4" style:font-size-asian="10.5pt" style:font-weight-asian="normal" style:font-size-complex="12pt" style:font-weight-complex="normal"/>
    </style:style>
    <style:style style:name="T18" style:family="text">
      <style:text-properties officeooo:rsid="0024d967"/>
    </style:style>
    <style:style style:name="T19" style:family="text">
      <style:text-properties fo:font-size="11pt" style:font-size-asian="11pt" style:font-size-complex="11pt"/>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style:text-underline-style="solid" style:text-underline-width="auto" style:text-underline-color="font-color" style:font-size-asian="11pt" style:font-size-complex="11pt"/>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size="11pt" fo:font-weight="normal" officeooo:rsid="002c80d4" style:font-size-asian="11pt" style:font-weight-asian="normal" style:font-size-complex="11pt" style:font-weight-complex="normal"/>
    </style:style>
    <style:style style:name="T24" style:family="text">
      <style:text-properties fo:font-weight="bold" style:font-weight-asian="bold" style:font-weight-complex="bold"/>
    </style:style>
    <style:style style:name="T25" style:family="text">
      <style:text-properties fo:font-weight="bold" officeooo:rsid="002c80d4" style:font-weight-asian="bold" style:font-weight-complex="bold"/>
    </style:style>
    <style:style style:name="T26" style:family="text">
      <style:text-properties fo:font-weight="bold" style:font-size-asian="12pt"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officeooo:rsid="002071c0"/>
    </style:style>
    <style:style style:name="T29" style:family="text">
      <style:text-properties fo:font-size="10pt" style:font-size-asian="10pt" style:font-size-complex="10pt"/>
    </style:style>
    <style:style style:name="T30" style:family="text">
      <style:text-properties fo:font-size="10pt" fo:font-weight="normal" style:font-size-asian="8.75pt" style:font-weight-asian="normal" style:font-size-complex="10pt" style:font-weight-complex="normal"/>
    </style:style>
    <style:style style:name="T31" style:family="text">
      <style:text-properties fo:font-size="10pt" fo:font-weight="bold" style:font-size-asian="10pt" style:font-weight-asian="bold" style:font-size-complex="10pt" style:font-weight-complex="bold"/>
    </style:style>
    <style:style style:name="T32" style:family="text">
      <style:text-properties officeooo:rsid="002347fc"/>
    </style:style>
    <style:style style:name="T33" style:family="text">
      <style:text-properties style:use-window-font-color="true" fo:font-size="18pt" style:text-underline-style="none" fo:font-weight="bold" style:font-size-asian="18pt" style:font-weight-asian="bold" style:font-size-complex="18pt" style:font-weight-complex="bold"/>
    </style:style>
    <style:style style:name="T34" style:family="text">
      <style:text-properties style:use-window-font-color="true" fo:font-size="18pt" style:text-underline-style="none" fo:font-weight="bold" officeooo:rsid="002853ea" style:font-size-asian="18pt" style:font-weight-asian="bold" style:font-size-complex="18pt" style:font-weight-complex="bold"/>
    </style:style>
    <style:style style:name="T35" style:family="text">
      <style:text-properties officeooo:rsid="0026e78d"/>
    </style:style>
    <style:style style:name="T36" style:family="text">
      <style:text-properties officeooo:rsid="002853ea"/>
    </style:style>
    <style:style style:name="T37" style:family="text">
      <style:text-properties officeooo:rsid="002c80d4"/>
    </style:style>
    <style:style style:name="T38" style:family="text">
      <style:text-properties fo:font-size="10.5pt" officeooo:rsid="002c80d4" style:font-size-complex="10.5pt"/>
    </style:style>
    <style:style style:name="T39" style:family="text">
      <style:text-properties officeooo:rsid="002e1062"/>
    </style:style>
    <style:style style:name="T40" style:family="text">
      <style:text-properties style:font-size-asian="12pt"/>
    </style:style>
    <style:style style:name="T41" style:family="text">
      <style:text-properties officeooo:rsid="0026e78d" style:font-size-asian="12pt"/>
    </style:style>
    <style:style style:name="T42" style:family="text">
      <style:text-properties officeooo:rsid="00354df8"/>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2" form:id="control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3" form:id="control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6" form:id="control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38" form:id="control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3" form:control-implementation="ooo:com.sun.star.form.component.CheckBox" xml:id="control42" form:id="control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5"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51" form:id="control5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52" form:id="control5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53" form:id="control5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57" form:id="control5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58" form:id="control5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59" form:id="control59"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63" form:id="control6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64" form:id="control6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65" form:id="control6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69" form:id="control6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70" form:id="control7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1" form:id="control7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2" form:id="control7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3" form:id="control7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1" form:control-implementation="ooo:com.sun.star.form.component.CheckBox" xml:id="control74" form:id="control74" form:label="Yourt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75" form:id="control75" form:label="Roulott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76" form:id="control76" form:label="Git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8" form:control-implementation="ooo:com.sun.star.form.component.TextField" xml:id="control77" form:id="control7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9" form:control-implementation="ooo:com.sun.star.form.component.TextField" xml:id="control78" form:id="control7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0" form:control-implementation="ooo:com.sun.star.form.component.TextField" xml:id="control79" form:id="control7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1" form:control-implementation="ooo:com.sun.star.form.component.CheckBox" xml:id="control80" form:id="control80" form:label="Chambr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VOS COORDONNÉES</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59">Mme, Mr</text:p>
          </table:table-cell>
          <table:table-cell table:style-name="Table1.A1" office:value-type="string">
            <text:p text:style-name="P32"><draw:control text:anchor-type="as-char" svg:y="-0.118cm" draw:z-index="0" draw:name="Shape2" draw:style-name="gr1" draw:text-style-name="P68" svg:width="15.567cm" svg:height="0.765cm" draw:control="control1"/></text:p>
          </table:table-cell>
        </table:table-row>
        <table:table-row>
          <table:table-cell table:style-name="Table1.A1" office:value-type="string">
            <text:p text:style-name="P60">Adresse</text:p>
          </table:table-cell>
          <table:table-cell table:style-name="Table1.A1" office:value-type="string">
            <text:p text:style-name="P32"><draw:control text:anchor-type="as-char" svg:y="-0.303cm" draw:z-index="1" draw:name="Shape2" draw:style-name="gr1" draw:text-style-name="P68" svg:width="15.564cm" svg:height="1.071cm" draw:control="control2"/></text:p>
          </table:table-cell>
        </table:table-row>
        <table:table-row>
          <table:table-cell table:style-name="Table1.A1" office:value-type="string">
            <text:p text:style-name="P58">Code Postal</text:p>
          </table:table-cell>
          <table:table-cell table:style-name="Table1.A1" office:value-type="string">
            <text:p text:style-name="P33"><draw:control text:anchor-type="as-char" svg:y="-0.118cm" draw:z-index="2" draw:name="Shape2" draw:style-name="gr1" draw:text-style-name="P68" svg:width="15.567cm" svg:height="0.765cm" draw:control="control3"/></text:p>
          </table:table-cell>
        </table:table-row>
        <table:table-row>
          <table:table-cell table:style-name="Table1.A1" office:value-type="string">
            <text:p text:style-name="P58">Ville</text:p>
          </table:table-cell>
          <table:table-cell table:style-name="Table1.A1" office:value-type="string">
            <text:p text:style-name="P33"><draw:control text:anchor-type="as-char" svg:y="-0.118cm" draw:z-index="3" draw:name="Shape2" draw:style-name="gr1" draw:text-style-name="P68" svg:width="15.567cm" svg:height="0.765cm" draw:control="control4"/></text:p>
          </table:table-cell>
        </table:table-row>
        <table:table-row>
          <table:table-cell table:style-name="Table1.A1" office:value-type="string">
            <text:p text:style-name="P58">Téléphone</text:p>
          </table:table-cell>
          <table:table-cell table:style-name="Table1.A1" office:value-type="string">
            <text:p text:style-name="P33"><draw:control text:anchor-type="as-char" svg:y="-0.118cm" draw:z-index="4" draw:name="Shape2" draw:style-name="gr1" draw:text-style-name="P68" svg:width="15.564cm" svg:height="0.765cm" draw:control="control5"/></text:p>
          </table:table-cell>
        </table:table-row>
        <table:table-row>
          <table:table-cell table:style-name="Table1.A1" office:value-type="string">
            <text:p text:style-name="P58">Mail</text:p>
          </table:table-cell>
          <table:table-cell table:style-name="Table1.A1" office:value-type="string">
            <text:p text:style-name="P33"><draw:control text:anchor-type="as-char" svg:y="-0.118cm" draw:z-index="5" draw:name="Shape2" draw:style-name="gr1" draw:text-style-name="P68" svg:width="15.564cm" svg:height="0.765cm" draw:control="control6"/></text:p>
          </table:table-cell>
        </table:table-row>
      </table:table>
      <text:p text:style-name="P34"/>
      <text:p text:style-name="P34"/>
      <text:p text:style-name="P34"/>
      <text:p text:style-name="P62"><text:span text:style-name="T34">T</text:span><text:span text:style-name="T33">ARIFS NUITÉES</text:span></text:p>
      <text:p text:style-name="Text_20_body"/>
      <table:table table:name="Table9" table:style-name="Table9">
        <table:table-column table:style-name="Table9.A"/>
        <table:table-column table:style-name="Table9.B"/>
        <table:table-row>
          <table:table-cell table:style-name="Table9.A1" office:value-type="string">
            <text:p text:style-name="P24">Roulotte :</text:p>
          </table:table-cell>
          <table:table-cell table:style-name="Table9.B1" office:value-type="string">
            <text:p text:style-name="P27"><text:span text:style-name="T12">F</text:span><text:span text:style-name="T13">orfait « Couette et café » </text:span><text:span text:style-name="T7">70</text:span><text:span text:style-name="T5">.00 €</text:span><text:span text:style-name="T13"> la nuitée</text:span><text:span text:style-name="T35"><text:line-break/>Hébergement pour deux personnes, petit déjeuner inclus</text:span></text:p>
          </table:table-cell>
        </table:table-row>
        <table:table-row>
          <table:table-cell table:style-name="Table9.A2" office:value-type="string">
            <text:p text:style-name="P24">Yourte :</text:p>
          </table:table-cell>
          <table:table-cell table:style-name="Table9.B2" office:value-type="string">
            <text:p text:style-name="P23"><text:span text:style-name="T12">Sans </text:span><text:span text:style-name="T14">é</text:span><text:span text:style-name="T12">lectricité : </text:span><text:span text:style-name="T6">2</text:span><text:span text:style-name="T7">5</text:span><text:span text:style-name="T4">.00 €</text:span><text:span text:style-name="T12"> par personnes (</text:span><text:span text:style-name="T30">du 15 mai au 15 octobre)<text:line-break/></text:span><text:span text:style-name="T15">Avec </text:span><text:span text:style-name="T17">é</text:span><text:span text:style-name="T15">lectricité : </text:span><text:span text:style-name="T10">2</text:span><text:span text:style-name="T11">7</text:span><text:span text:style-name="T8">.00 € </text:span><text:span text:style-name="T15">par personnes</text:span></text:p>
            <text:p text:style-name="P27"><text:span text:style-name="T16">Enfants jusqu’à 6 ans ( en famille ) : </text:span><text:span text:style-name="T9">1</text:span><text:span text:style-name="T11">5</text:span><text:span text:style-name="T9">.00 €</text:span></text:p>
          </table:table-cell>
        </table:table-row>
        <table:table-row>
          <table:table-cell table:style-name="Table9.A2" office:value-type="string">
            <text:p text:style-name="P25">Gîte :</text:p>
          </table:table-cell>
          <table:table-cell table:style-name="Table9.B2" office:value-type="string">
            <text:p text:style-name="P21">Forfait jusqu’à 10 personnes : <text:span text:style-name="T25">270.</text:span><text:span text:style-name="T24">00 € </text:span>par nuit <text:line-break/><text:span text:style-name="T38">27</text:span><text:span text:style-name="T31">.00 €</text:span><text:span text:style-name="T29"> par personne supplémentaire<text:line-break/></text:span><text:span text:style-name="T31">60.00 €</text:span><text:span text:style-name="T29"> pour l’option ménage</text:span></text:p>
          </table:table-cell>
        </table:table-row>
        <table:table-row>
          <table:table-cell table:style-name="Table9.A2" office:value-type="string">
            <text:p text:style-name="P26">Chambre :</text:p>
          </table:table-cell>
          <table:table-cell table:style-name="Table9.B2" office:value-type="string">
            <text:p text:style-name="P22"><text:span text:style-name="T40">F</text:span><text:span text:style-name="T41">orfait nuitée </text:span><text:span text:style-name="T40">pour deux personnes : </text:span><text:span text:style-name="T26">50,00 €</text:span></text:p>
          </table:table-cell>
        </table:table-row>
      </table:table>
      <text:p text:style-name="P42"><text:line-break/></text:p>
      <text:p text:style-name="P61">VOTRE SÉJOUR</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20"><draw:control text:anchor-type="paragraph" draw:z-index="73" draw:name="Shape1" draw:style-name="gr4" draw:text-style-name="P69" svg:width="3.784cm" svg:height="0.583cm" svg:x="0.817cm" svg:y="0.03cm" draw:control="control74"/></text:p>
          </table:table-cell>
          <table:table-cell table:style-name="Table2.A1" office:value-type="string">
            <text:p text:style-name="P20"><draw:control text:anchor-type="paragraph" draw:z-index="75" draw:name="Shape1" draw:style-name="gr4" draw:text-style-name="P69" svg:width="3.784cm" svg:height="0.583cm" svg:x="0.817cm" svg:y="0.03cm" draw:control="control76"/></text:p>
          </table:table-cell>
          <table:table-cell table:style-name="Table2.A1" office:value-type="string">
            <text:p text:style-name="P20"><draw:control text:anchor-type="paragraph" draw:z-index="74" draw:name="Shape1" draw:style-name="gr4" draw:text-style-name="P69" svg:width="3.784cm" svg:height="0.583cm" svg:x="0.817cm" svg:y="0.03cm" draw:control="control75"/></text:p>
          </table:table-cell>
          <table:table-cell table:style-name="Table2.A1" office:value-type="string">
            <text:p text:style-name="P20"><draw:control text:anchor-type="paragraph" draw:z-index="79" draw:name="Shape1" draw:style-name="gr4" draw:text-style-name="P69" svg:width="3.784cm" svg:height="0.583cm" svg:x="0.817cm" svg:y="0.03cm" draw:control="control80"/></text:p>
          </table:table-cell>
        </table:table-row>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able:table table:name="Table3" table:style-name="Table3">
        <table:table-column table:style-name="Table3.A" table:number-columns-repeated="3"/>
        <table:table-row>
          <table:table-cell table:style-name="Table3.A1" office:value-type="string">
            <text:p text:style-name="P9">Du : <draw:control text:anchor-type="as-char" draw:z-index="70" draw:name="Shape3" draw:style-name="gr2" draw:text-style-name="P68" svg:width="4.948cm" svg:height="0.503cm" draw:control="control71"/></text:p>
            <text:p text:style-name="P19">( Arrivées à partir de 16h)</text:p>
          </table:table-cell>
          <table:table-cell table:style-name="Table3.A1" office:value-type="string">
            <text:p text:style-name="P9">Au : <draw:control text:anchor-type="as-char" draw:z-index="71" draw:name="Shape3" draw:style-name="gr2" draw:text-style-name="P68" svg:width="4.948cm" svg:height="0.503cm" draw:control="control72"/></text:p>
            <text:p text:style-name="P19">( Départs au plus tard à 14h)</text:p>
          </table:table-cell>
          <table:table-cell table:style-name="Table3.A1" office:value-type="string">
            <text:p text:style-name="P9">Nombre de nuitées : <draw:control text:anchor-type="as-char" draw:z-index="72" draw:name="Shape3" draw:style-name="gr2" draw:text-style-name="P68" svg:width="1.872cm" svg:height="0.503cm" draw:control="control73"/></text:p>
          </table:table-cell>
        </table:table-row>
      </table:table>
      <text:p text:style-name="P52"/>
      <text:p text:style-name="P52"/>
      <table:table table:name="Table4" table:style-name="Table4">
        <table:table-column table:style-name="Table4.A"/>
        <table:table-column table:style-name="Table4.B"/>
        <table:table-column table:style-name="Table4.C"/>
        <table:table-row>
          <table:table-cell table:style-name="Table4.A1" table:number-rows-spanned="2" office:value-type="string">
            <text:p text:style-name="P15"><text:line-break/>N<text:span text:style-name="T28">OM Prénom</text:span></text:p>
          </table:table-cell>
          <table:table-cell table:style-name="Table4.B1" table:number-columns-spanned="2" office:value-type="string">
            <text:p text:style-name="P16">Tranche d’âge </text:p>
          </table:table-cell>
          <table:covered-table-cell/>
        </table:table-row>
        <table:table-row>
          <table:covered-table-cell/>
          <table:table-cell table:style-name="Table4.B2" office:value-type="string">
            <text:p text:style-name="P8">Moins de 6 ans</text:p>
          </table:table-cell>
          <table:table-cell table:style-name="Table4.C2" office:value-type="string">
            <text:p text:style-name="P8"><text:span text:style-name="T37">+ de </text:span>18 ans</text:p>
          </table:table-cell>
        </table:table-row>
        <table:table-row table:style-name="Table4.3">
          <table:table-cell table:style-name="Table4.B2" office:value-type="string">
            <text:p text:style-name="P7"><draw:control text:anchor-type="as-char" draw:z-index="9" draw:name="Shape6" draw:style-name="gr2" draw:text-style-name="P68" svg:width="11.066cm" svg:height="0.551cm" draw:control="control10"/></text:p>
          </table:table-cell>
          <table:table-cell table:style-name="Table4.B2" office:value-type="string">
            <text:p text:style-name="P10"><draw:control text:anchor-type="as-char" draw:z-index="7" draw:name="Shape5" draw:style-name="gr3" draw:text-style-name="P69" svg:width="0.456cm" svg:height="0.662cm" draw:control="control8"/></text:p>
          </table:table-cell>
          <table:table-cell table:style-name="Table4.C2" office:value-type="string">
            <text:p text:style-name="P11"><draw:control text:anchor-type="as-char" draw:z-index="8" draw:name="Shape5" draw:style-name="gr3" draw:text-style-name="P69" svg:width="0.456cm" svg:height="0.662cm" draw:control="control9"/></text:p>
          </table:table-cell>
        </table:table-row>
        <table:table-row>
          <table:table-cell table:style-name="Table4.B2" office:value-type="string">
            <text:p text:style-name="P7"><draw:control text:anchor-type="as-char" draw:z-index="10" draw:name="Shape6" draw:style-name="gr2" draw:text-style-name="P68" svg:width="11.066cm" svg:height="0.551cm" draw:control="control11"/></text:p>
          </table:table-cell>
          <table:table-cell table:style-name="Table4.B2" office:value-type="string">
            <text:p text:style-name="P10"><draw:control text:anchor-type="as-char" draw:z-index="11" draw:name="Shape5" draw:style-name="gr3" draw:text-style-name="P69" svg:width="0.456cm" svg:height="0.662cm" draw:control="control12"/></text:p>
          </table:table-cell>
          <table:table-cell table:style-name="Table4.C2" office:value-type="string">
            <text:p text:style-name="P11"><draw:control text:anchor-type="as-char" draw:z-index="12" draw:name="Shape5" draw:style-name="gr3" draw:text-style-name="P69" svg:width="0.456cm" svg:height="0.662cm" draw:control="control13"/></text:p>
          </table:table-cell>
        </table:table-row>
        <table:table-row>
          <table:table-cell table:style-name="Table4.B2" office:value-type="string">
            <text:p text:style-name="P7"><draw:control text:anchor-type="as-char" draw:z-index="13" draw:name="Shape6" draw:style-name="gr2" draw:text-style-name="P68" svg:width="11.066cm" svg:height="0.551cm" draw:control="control14"/></text:p>
          </table:table-cell>
          <table:table-cell table:style-name="Table4.B2" office:value-type="string">
            <text:p text:style-name="P10"><draw:control text:anchor-type="as-char" draw:z-index="14" draw:name="Shape5" draw:style-name="gr3" draw:text-style-name="P69" svg:width="0.456cm" svg:height="0.662cm" draw:control="control15"/></text:p>
          </table:table-cell>
          <table:table-cell table:style-name="Table4.C2" office:value-type="string">
            <text:p text:style-name="P11"><draw:control text:anchor-type="as-char" draw:z-index="15" draw:name="Shape5" draw:style-name="gr3" draw:text-style-name="P69" svg:width="0.456cm" svg:height="0.662cm" draw:control="control16"/></text:p>
          </table:table-cell>
        </table:table-row>
        <table:table-row>
          <table:table-cell table:style-name="Table4.B2" office:value-type="string">
            <text:p text:style-name="P7"><draw:control text:anchor-type="as-char" draw:z-index="16" draw:name="Shape6" draw:style-name="gr2" draw:text-style-name="P68" svg:width="11.066cm" svg:height="0.551cm" draw:control="control17"/></text:p>
          </table:table-cell>
          <table:table-cell table:style-name="Table4.B2" office:value-type="string">
            <text:p text:style-name="P10"><draw:control text:anchor-type="as-char" draw:z-index="17" draw:name="Shape5" draw:style-name="gr3" draw:text-style-name="P69" svg:width="0.456cm" svg:height="0.662cm" draw:control="control18"/></text:p>
          </table:table-cell>
          <table:table-cell table:style-name="Table4.C2" office:value-type="string">
            <text:p text:style-name="P11"><draw:control text:anchor-type="as-char" draw:z-index="18" draw:name="Shape5" draw:style-name="gr3" draw:text-style-name="P69" svg:width="0.456cm" svg:height="0.662cm" draw:control="control19"/></text:p>
          </table:table-cell>
        </table:table-row>
        <table:table-row>
          <table:table-cell table:style-name="Table4.B2" office:value-type="string">
            <text:p text:style-name="P41"><draw:control text:anchor-type="as-char" draw:z-index="39" draw:name="Shape6" draw:style-name="gr2" draw:text-style-name="P68" svg:width="11.066cm" svg:height="0.551cm" draw:control="control40"/></text:p>
          </table:table-cell>
          <table:table-cell table:style-name="Table4.B2" office:value-type="string">
            <text:p text:style-name="P10"><draw:control text:anchor-type="as-char" draw:z-index="19" draw:name="Shape5" draw:style-name="gr3" draw:text-style-name="P69" svg:width="0.456cm" svg:height="0.662cm" draw:control="control20"/></text:p>
          </table:table-cell>
          <table:table-cell table:style-name="Table4.C2" office:value-type="string">
            <text:p text:style-name="P11"><draw:control text:anchor-type="as-char" draw:z-index="20" draw:name="Shape5" draw:style-name="gr3" draw:text-style-name="P69" svg:width="0.456cm" svg:height="0.662cm" draw:control="control21"/></text:p>
          </table:table-cell>
        </table:table-row>
        <table:table-row>
          <table:table-cell table:style-name="Table4.B2" office:value-type="string">
            <text:p text:style-name="P7"><draw:control text:anchor-type="as-char" draw:z-index="21" draw:name="Shape6" draw:style-name="gr2" draw:text-style-name="P68" svg:width="11.066cm" svg:height="0.551cm" draw:control="control22"/></text:p>
          </table:table-cell>
          <table:table-cell table:style-name="Table4.B2" office:value-type="string">
            <text:p text:style-name="P10"><draw:control text:anchor-type="as-char" draw:z-index="22" draw:name="Shape5" draw:style-name="gr3" draw:text-style-name="P69" svg:width="0.456cm" svg:height="0.662cm" draw:control="control23"/></text:p>
          </table:table-cell>
          <table:table-cell table:style-name="Table4.C2" office:value-type="string">
            <text:p text:style-name="P11"><draw:control text:anchor-type="as-char" draw:z-index="23" draw:name="Shape5" draw:style-name="gr3" draw:text-style-name="P69" svg:width="0.456cm" svg:height="0.662cm" draw:control="control24"/></text:p>
          </table:table-cell>
        </table:table-row>
        <table:table-row>
          <table:table-cell table:style-name="Table4.B2" office:value-type="string">
            <text:p text:style-name="P7"><draw:control text:anchor-type="as-char" draw:z-index="24" draw:name="Shape6" draw:style-name="gr2" draw:text-style-name="P68" svg:width="11.066cm" svg:height="0.551cm" draw:control="control25"/></text:p>
          </table:table-cell>
          <table:table-cell table:style-name="Table4.B2" office:value-type="string">
            <text:p text:style-name="P10"><draw:control text:anchor-type="as-char" draw:z-index="25" draw:name="Shape5" draw:style-name="gr3" draw:text-style-name="P69" svg:width="0.456cm" svg:height="0.662cm" draw:control="control26"/></text:p>
          </table:table-cell>
          <table:table-cell table:style-name="Table4.C2" office:value-type="string">
            <text:p text:style-name="P11"><draw:control text:anchor-type="as-char" draw:z-index="26" draw:name="Shape5" draw:style-name="gr3" draw:text-style-name="P69" svg:width="0.456cm" svg:height="0.662cm" draw:control="control27"/></text:p>
          </table:table-cell>
        </table:table-row>
        <table:table-row>
          <table:table-cell table:style-name="Table4.B2" office:value-type="string">
            <text:p text:style-name="P7"><draw:control text:anchor-type="as-char" draw:z-index="27" draw:name="Shape6" draw:style-name="gr2" draw:text-style-name="P68" svg:width="11.066cm" svg:height="0.551cm" draw:control="control28"/></text:p>
          </table:table-cell>
          <table:table-cell table:style-name="Table4.B2" office:value-type="string">
            <text:p text:style-name="P10"><draw:control text:anchor-type="as-char" draw:z-index="28" draw:name="Shape5" draw:style-name="gr3" draw:text-style-name="P69" svg:width="0.456cm" svg:height="0.662cm" draw:control="control29"/></text:p>
          </table:table-cell>
          <table:table-cell table:style-name="Table4.C2" office:value-type="string">
            <text:p text:style-name="P11"><draw:control text:anchor-type="as-char" draw:z-index="29" draw:name="Shape5" draw:style-name="gr3" draw:text-style-name="P69" svg:width="0.456cm" svg:height="0.662cm" draw:control="control30"/></text:p>
          </table:table-cell>
        </table:table-row>
        <table:table-row>
          <table:table-cell table:style-name="Table4.B2" office:value-type="string">
            <text:p text:style-name="P7"><draw:control text:anchor-type="as-char" draw:z-index="30" draw:name="Shape6" draw:style-name="gr2" draw:text-style-name="P68" svg:width="11.066cm" svg:height="0.551cm" draw:control="control31"/></text:p>
          </table:table-cell>
          <table:table-cell table:style-name="Table4.B2" office:value-type="string">
            <text:p text:style-name="P10"><draw:control text:anchor-type="as-char" draw:z-index="31" draw:name="Shape5" draw:style-name="gr3" draw:text-style-name="P69" svg:width="0.456cm" svg:height="0.662cm" draw:control="control32"/></text:p>
          </table:table-cell>
          <table:table-cell table:style-name="Table4.C2" office:value-type="string">
            <text:p text:style-name="P11"><draw:control text:anchor-type="as-char" draw:z-index="32" draw:name="Shape5" draw:style-name="gr3" draw:text-style-name="P69" svg:width="0.456cm" svg:height="0.662cm" draw:control="control33"/></text:p>
          </table:table-cell>
        </table:table-row>
        <table:table-row>
          <table:table-cell table:style-name="Table4.B2" office:value-type="string">
            <text:p text:style-name="P7"><draw:control text:anchor-type="as-char" draw:z-index="33" draw:name="Shape6" draw:style-name="gr2" draw:text-style-name="P68" svg:width="11.066cm" svg:height="0.551cm" draw:control="control34"/></text:p>
          </table:table-cell>
          <table:table-cell table:style-name="Table4.B2" office:value-type="string">
            <text:p text:style-name="P10"><draw:control text:anchor-type="as-char" draw:z-index="34" draw:name="Shape5" draw:style-name="gr3" draw:text-style-name="P69" svg:width="0.456cm" svg:height="0.662cm" draw:control="control35"/></text:p>
          </table:table-cell>
          <table:table-cell table:style-name="Table4.C2" office:value-type="string">
            <text:p text:style-name="P11"><draw:control text:anchor-type="as-char" draw:z-index="35" draw:name="Shape5" draw:style-name="gr3" draw:text-style-name="P69" svg:width="0.456cm" svg:height="0.662cm" draw:control="control36"/></text:p>
          </table:table-cell>
        </table:table-row>
        <table:table-row>
          <table:table-cell table:style-name="Table4.B2" office:value-type="string">
            <text:p text:style-name="P7"><draw:control text:anchor-type="as-char" draw:z-index="36" draw:name="Shape6" draw:style-name="gr2" draw:text-style-name="P68" svg:width="11.066cm" svg:height="0.551cm" draw:control="control37"/></text:p>
          </table:table-cell>
          <table:table-cell table:style-name="Table4.B2" office:value-type="string">
            <text:p text:style-name="P10"><draw:control text:anchor-type="as-char" draw:z-index="37" draw:name="Shape5" draw:style-name="gr3" draw:text-style-name="P69" svg:width="0.456cm" svg:height="0.662cm" draw:control="control38"/></text:p>
          </table:table-cell>
          <table:table-cell table:style-name="Table4.C2" office:value-type="string">
            <text:p text:style-name="P11"><draw:control text:anchor-type="as-char" draw:z-index="38" draw:name="Shape5" draw:style-name="gr3" draw:text-style-name="P69" svg:width="0.456cm" svg:height="0.662cm" draw:control="control39"/></text:p>
          </table:table-cell>
        </table:table-row>
      </table:table>
      <text:p text:style-name="P51"/>
      <text:p text:style-name="P53"><text:span text:style-name="T19">Nombre total de personnes :</text:span><text:span text:style-name="T19"><draw:control text:anchor-type="as-char" draw:z-index="6" draw:name="Shape4" draw:style-name="gr2" draw:text-style-name="P68" svg:width="3.52cm" svg:height="0.53cm" draw:control="control7"/></text:span></text:p>
      <text:p text:style-name="P61">RESTAURATION</text:p>
      <text:p text:style-name="Text_20_body"/>
      <text:p text:style-name="P43"><text:span text:style-name="T20">Petit déjeuner:</text:span><text:span text:style-name="T22"> </text:span><text:span text:style-name="T23">8</text:span><text:span text:style-name="T22">€ par personne</text:span></text:p>
      <text:p text:style-name="P64"><text:s/>à déguster dans vo<text:span text:style-name="T39">tre yourte ou gîte sous forme d’un panier que vous venez chercher à la cuisine. (il est composé d’une boisson chaude, jus d’orange, beurre, confiture, pain frais et viennoiserie)</text:span></text:p>
      <text:p text:style-name="P67">pique nique : 10 <text:s/>par personne. À emporter salade composée fromage dessert</text:p>
      <text:p text:style-name="P44"><text:span text:style-name="T21">Repas du soir:</text:span><text:span text:style-name="T22"> 1</text:span><text:span text:style-name="T23">7</text:span><text:span text:style-name="T22">€ par personne ( 1</text:span><text:span text:style-name="T23">2</text:span><text:span text:style-name="T22">€ pour les enfants jusqu’à 12 ans )</text:span></text:p>
      <text:p text:style-name="P64"><text:span text:style-name="T39">à déguster dans votre yourte, roulotte ou gîte sous forme d’un </text:span>panier repas <text:span text:style-name="T39">que vous venez chercher à la cuisine. (il est composé d’un plat chaud, fromage, dessert, 1 verre de vin ou de jus de fruit, un boisson chaude thé ou café),</text:span></text:p>
      <text:p text:style-name="P35"/>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2">Date</text:p>
          </table:table-cell>
          <table:table-cell table:style-name="Table5.A1" table:number-columns-spanned="2" office:value-type="string">
            <text:p text:style-name="P13">Type de repas</text:p>
          </table:table-cell>
          <table:covered-table-cell/>
          <table:table-cell table:style-name="Table5.D1" table:number-columns-spanned="2" office:value-type="string">
            <text:p text:style-name="P13">Nombre de personnes</text:p>
          </table:table-cell>
          <table:covered-table-cell/>
        </table:table-row>
        <table:table-row table:style-name="Table5.2">
          <table:table-cell table:style-name="Table5.A2" office:value-type="string">
            <text:p text:style-name="P10"><text:line-break/><draw:control text:anchor-type="as-char" draw:z-index="45" draw:name="Shape9" draw:style-name="gr2" draw:text-style-name="P68" svg:width="4.488cm" svg:height="0.636cm" draw:control="control46"/></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42" draw:name="Shape8" draw:style-name="gr3" draw:text-style-name="P69" svg:width="0.482cm" svg:height="0.636cm" draw:control="control43"/><text:line-break/><draw:control text:anchor-type="as-char" draw:z-index="43" draw:name="Shape8" draw:style-name="gr3" draw:text-style-name="P69" svg:width="0.482cm" svg:height="0.636cm" draw:control="control44"/><text:line-break/><draw:control text:anchor-type="as-char" draw:z-index="41" draw:name="Shape8" draw:style-name="gr3" draw:text-style-name="P69" svg:width="0.482cm" svg:height="0.636cm" draw:control="control42"/></text:p>
          </table:table-cell>
          <table:table-cell table:style-name="Table5.A2" office:value-type="string">
            <text:p text:style-name="P18"><text:span text:style-name="T32">Jusqu’à</text:span> 12 ans</text:p>
            <text:p text:style-name="P17">Plus de 12 ans</text:p>
          </table:table-cell>
          <table:table-cell table:style-name="Table5.E2" office:value-type="string">
            <text:p text:style-name="P7"><draw:control text:anchor-type="as-char" draw:z-index="40" draw:name="Shape7" draw:style-name="gr2" draw:text-style-name="P68" svg:width="1.736cm" svg:height="0.609cm" draw:control="control41"/><draw:control text:anchor-type="as-char" draw:z-index="44" draw:name="Shape7" draw:style-name="gr2" draw:text-style-name="P68" svg:width="1.736cm" svg:height="0.609cm" draw:control="control45"/></text:p>
          </table:table-cell>
        </table:table-row>
        <table:table-row>
          <table:table-cell table:style-name="Table5.A2" office:value-type="string">
            <text:p text:style-name="P10"><text:line-break/><draw:control text:anchor-type="as-char" draw:z-index="46" draw:name="Shape9" draw:style-name="gr2" draw:text-style-name="P68" svg:width="4.488cm" svg:height="0.636cm" draw:control="control47"/></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47" draw:name="Shape8" draw:style-name="gr3" draw:text-style-name="P69" svg:width="0.482cm" svg:height="0.636cm" draw:control="control48"/><text:line-break/><draw:control text:anchor-type="as-char" draw:z-index="48" draw:name="Shape8" draw:style-name="gr3" draw:text-style-name="P69" svg:width="0.482cm" svg:height="0.636cm" draw:control="control49"/><text:line-break/><draw:control text:anchor-type="as-char" draw:z-index="49" draw:name="Shape8" draw:style-name="gr3" draw:text-style-name="P69" svg:width="0.482cm" svg:height="0.636cm" draw:control="control50"/></text:p>
          </table:table-cell>
          <table:table-cell table:style-name="Table5.A2" office:value-type="string">
            <text:p text:style-name="P17"><text:span text:style-name="T32">Jusqu’à</text:span> 12 ans</text:p>
            <text:p text:style-name="P17">Plus de 12 ans</text:p>
          </table:table-cell>
          <table:table-cell table:style-name="Table5.E2" office:value-type="string">
            <text:p text:style-name="P7"><draw:control text:anchor-type="as-char" draw:z-index="50" draw:name="Shape7" draw:style-name="gr2" draw:text-style-name="P68" svg:width="1.736cm" svg:height="0.609cm" draw:control="control51"/><draw:control text:anchor-type="as-char" draw:z-index="51" draw:name="Shape7" draw:style-name="gr2" draw:text-style-name="P68" svg:width="1.736cm" svg:height="0.609cm" draw:control="control52"/></text:p>
          </table:table-cell>
        </table:table-row>
        <table:table-row>
          <table:table-cell table:style-name="Table5.A2" office:value-type="string">
            <text:p text:style-name="P10"><text:line-break/><draw:control text:anchor-type="as-char" draw:z-index="52" draw:name="Shape9" draw:style-name="gr2" draw:text-style-name="P68" svg:width="4.488cm" svg:height="0.636cm" draw:control="control53"/></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53" draw:name="Shape8" draw:style-name="gr3" draw:text-style-name="P69" svg:width="0.482cm" svg:height="0.636cm" draw:control="control54"/><text:line-break/><draw:control text:anchor-type="as-char" draw:z-index="54" draw:name="Shape8" draw:style-name="gr3" draw:text-style-name="P69" svg:width="0.482cm" svg:height="0.636cm" draw:control="control55"/><text:line-break/><draw:control text:anchor-type="as-char" draw:z-index="55" draw:name="Shape8" draw:style-name="gr3" draw:text-style-name="P69" svg:width="0.482cm" svg:height="0.636cm" draw:control="control56"/></text:p>
          </table:table-cell>
          <table:table-cell table:style-name="Table5.A2" office:value-type="string">
            <text:p text:style-name="P18"><text:span text:style-name="T32">Jusqu’à</text:span> 12 ans</text:p>
            <text:p text:style-name="P17">Plus de 12 ans</text:p>
          </table:table-cell>
          <table:table-cell table:style-name="Table5.E2" office:value-type="string">
            <text:p text:style-name="P7"><draw:control text:anchor-type="as-char" draw:z-index="56" draw:name="Shape7" draw:style-name="gr2" draw:text-style-name="P68" svg:width="1.736cm" svg:height="0.609cm" draw:control="control57"/><draw:control text:anchor-type="as-char" draw:z-index="57" draw:name="Shape7" draw:style-name="gr2" draw:text-style-name="P68" svg:width="1.736cm" svg:height="0.609cm" draw:control="control58"/></text:p>
          </table:table-cell>
        </table:table-row>
        <table:table-row>
          <table:table-cell table:style-name="Table5.A2" office:value-type="string">
            <text:p text:style-name="P10"><text:line-break/><draw:control text:anchor-type="as-char" draw:z-index="58" draw:name="Shape9" draw:style-name="gr2" draw:text-style-name="P68" svg:width="4.488cm" svg:height="0.636cm" draw:control="control59"/></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59" draw:name="Shape8" draw:style-name="gr3" draw:text-style-name="P69" svg:width="0.482cm" svg:height="0.636cm" draw:control="control60"/><text:line-break/><draw:control text:anchor-type="as-char" draw:z-index="60" draw:name="Shape8" draw:style-name="gr3" draw:text-style-name="P69" svg:width="0.482cm" svg:height="0.636cm" draw:control="control61"/><text:line-break/><draw:control text:anchor-type="as-char" draw:z-index="61" draw:name="Shape8" draw:style-name="gr3" draw:text-style-name="P69" svg:width="0.482cm" svg:height="0.636cm" draw:control="control62"/></text:p>
          </table:table-cell>
          <table:table-cell table:style-name="Table5.A2" office:value-type="string">
            <text:p text:style-name="P18"><text:span text:style-name="T32">Jusqu’à</text:span> 12 ans</text:p>
            <text:p text:style-name="P17">Plus de 12 ans</text:p>
          </table:table-cell>
          <table:table-cell table:style-name="Table5.E2" office:value-type="string">
            <text:p text:style-name="P7"><draw:control text:anchor-type="as-char" draw:z-index="62" draw:name="Shape7" draw:style-name="gr2" draw:text-style-name="P68" svg:width="1.736cm" svg:height="0.609cm" draw:control="control63"/><draw:control text:anchor-type="as-char" draw:z-index="63" draw:name="Shape7" draw:style-name="gr2" draw:text-style-name="P68" svg:width="1.736cm" svg:height="0.609cm" draw:control="control64"/></text:p>
          </table:table-cell>
        </table:table-row>
        <table:table-row>
          <table:table-cell table:style-name="Table5.A2" office:value-type="string">
            <text:p text:style-name="P10"><text:line-break/><draw:control text:anchor-type="as-char" draw:z-index="64" draw:name="Shape9" draw:style-name="gr2" draw:text-style-name="P68" svg:width="4.488cm" svg:height="0.636cm" draw:control="control65"/></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65" draw:name="Shape8" draw:style-name="gr3" draw:text-style-name="P69" svg:width="0.482cm" svg:height="0.636cm" draw:control="control66"/><text:line-break/><draw:control text:anchor-type="as-char" draw:z-index="66" draw:name="Shape8" draw:style-name="gr3" draw:text-style-name="P69" svg:width="0.482cm" svg:height="0.636cm" draw:control="control67"/><text:line-break/><draw:control text:anchor-type="as-char" draw:z-index="67" draw:name="Shape8" draw:style-name="gr3" draw:text-style-name="P69" svg:width="0.482cm" svg:height="0.636cm" draw:control="control68"/></text:p>
          </table:table-cell>
          <table:table-cell table:style-name="Table5.A2" office:value-type="string">
            <text:p text:style-name="P18"><text:span text:style-name="T32">Jusqu’à</text:span> 12 ans</text:p>
            <text:p text:style-name="P17">Plus de 12 ans</text:p>
          </table:table-cell>
          <table:table-cell table:style-name="Table5.E2" office:value-type="string">
            <text:p text:style-name="P7"><draw:control text:anchor-type="as-char" draw:z-index="68" draw:name="Shape7" draw:style-name="gr2" draw:text-style-name="P68" svg:width="1.736cm" svg:height="0.609cm" draw:control="control69"/><draw:control text:anchor-type="as-char" draw:z-index="69" draw:name="Shape7" draw:style-name="gr2" draw:text-style-name="P68" svg:width="1.736cm" svg:height="0.609cm" draw:control="control70"/></text:p>
          </table:table-cell>
        </table:table-row>
      </table:table>
      <text:p text:style-name="P35"/>
      <text:p text:style-name="Standard"/>
      <text:p text:style-name="P61">CONDITIONS GÉNÉRALES DE VENTE</text:p>
      <text:p text:style-name="P45"/>
      <text:p text:style-name="P31"><text:span text:style-name="T24">Article 1 -</text:span> Ce contrat de réservation est réservé à l'usage exclusif de la location d'hébergements.</text:p>
      <text:p text:style-name="P31"/>
      <text:p text:style-name="P31"><text:span text:style-name="T24">Article 2 - Durée du séjour :</text:span> Le locataire signataire du présent contrat conclu pour une durée déterminée ne pourra en aucune circonstance se prévaloir d'un quelconque droit au maintien dans les lieux à l'issue du <text:s/>séjour.</text:p>
      <text:p text:style-name="P31"/>
      <text:p text:style-name="P31"><text:span text:style-name="T24">Article 3 -</text:span> <text:span text:style-name="T24">Conclusion du contrat :</text:span> La réservation devient effective dès lors que le locataire aura fait parvenir au propriétaire un acompte de 30 % du montant total de la location et un exemplaire du contrat signé avant la date indiquée au recto. Un deuxième exemplaire est à conserver par le locataire.</text:p>
      <text:p text:style-name="P31">La location conclue entre les parties au présent acte ne peut en cas bénéficier même partiellement à des tiers, personnes physiques ou morales, sauf accord écrit du propriétaire. Toute infraction à ce dernier alinéa serait susceptible d'entraîner la résiliation immédiate de la location aux torts du locataire, le produit de la location restant définitivement acquis au propriétaire.</text:p>
      <text:p text:style-name="P31"/>
      <text:p text:style-name="P31"><text:span text:style-name="T24">Article 4 -</text:span> <text:span text:style-name="T24">Absence de rétractation : </text:span>Pour les réservations effectuées par courrier, par téléphone ou par internet, le locataire ne bénéficie pas du délai de rétractation, et ce conformément à l'article L121-20-4 du code de la consommation relatif notamment aux prestations de services d'hébergements fournies à une date ou selon une périodicité déterminée.</text:p>
      <text:p text:style-name="P31"/>
      <text:p text:style-name="P31"><text:span text:style-name="T24">Article 5 - Annulation par le locataire : </text:span>Toute annulation doit être notifiée par lettre recommandée au locataire.</text:p>
      <text:p text:style-name="P31">a) Annulation avant l'arrivée dans les lieux :</text:p>
      <text:p text:style-name="P31">L'acompte reste acquis au propriétaire. Celui-ci pourra demander le solde du montant du séjour, si l'annulation intervient moins de 30 jours avant la date <text:s/>prévue d'entrée dans les lieux.</text:p>
      <text:p text:style-name="P31">Si le locataire ne se manifeste pas dans les 24 heures qui suivent la date d'arrivée indiquée sur le contrat, le présent devient nul et le propriétaire peut disposer de son hébergement. L'acompte reste également acquis au propriétaire qui demandera le solde de la location.</text:p>
      <text:p text:style-name="P31">b) Si le séjour est écourté :</text:p>
      <text:p text:style-name="P31">le prix de la location reste acquis au propriétaire. Il ne sera procédé à aucun remboursement.</text:p>
      <text:p text:style-name="P31"/>
      <text:p text:style-name="P31"><text:span text:style-name="T24">Article 6 - Annulation par le propriétaire : </text:span>Le propriétaire reverse au locataire l'intégralité des sommes versées, ainsi qu'une indemnité au moins égale à celle que le locataire aurait supportée si l'annulation était intervenue de son fait à cette date.</text:p>
      <text:p text:style-name="P31"/>
      <text:p text:style-name="P31"><text:span text:style-name="T24">Article 7 - Arrivée :</text:span> Le locataire doit se présenter le jour précisé sur le présent contrat. En cas d'arrivée tardive ou différée, le locataire doit prévenir le propriétaire.</text:p>
      <text:p text:style-name="P31"/>
      <text:p text:style-name="P31"><text:span text:style-name="T24">Article 8 - Règlement du solde :</text:span> Le solde de la location est versé à l'entrée dans les lieux.</text:p>
      <text:p text:style-name="P31"/>
      <text:p text:style-name="P31"><text:soft-page-break/><text:span text:style-name="T24">Article 9 - </text:span><text:span text:style-name="T25">État</text:span><text:span text:style-name="T24"> des lieux :</text:span> Un inventaire est établi en commun et signé par le locataire et le propriétaire ou son représentant à l'arrivée et au départ du gîte. Cet inventaire constitue la seule référence en cas de litige concernant l'état des lieux.</text:p>
      <text:p text:style-name="P31">L'état de propreté du gîte à l'arrivée du locataire devra être constaté dans l'état des lieux. Le nettoyage des locaux est à la charge du locataire pendant la période de location et avant son départ. <text:span text:style-name="T27">Le montant du forfait ménage si demandé est de 60 Euros.</text:span></text:p>
      <text:p text:style-name="P31"/>
      <text:p text:style-name="P31"><text:span text:style-name="T24">Article 10 - Dépôt de garantie ou caution :</text:span> A l'arrivée du locataire, un dépôt de garantie dont le montant est indiqué au recto du présent contrat est demandé par le propriétaire. Après <text:s/>l'établissement contradictoire de l'état des lieux de sortie, ce dépôt est restitué, déduction faite du coût de remise en état des lieux si les dégradations étaient constatées.</text:p>
      <text:p text:style-name="P31">En cas de départ anticipé (antérieur à l'heure mentionnée sur le présent contrat) empêchant l'établissement de l'état des lieux le jour même du départ du locataire, le dépôt de garantie est renvoyé par le propriétaire dans un délai n'excédant pas une semaine.</text:p>
      <text:p text:style-name="P31"/>
      <text:p text:style-name="P31"><text:span text:style-name="T24">Article 11 - Utilisation des lieux :</text:span> le locataire devra assurer le caractère paisible de la location et en faire usage conformément à la destination des lieux.</text:p>
      <text:p text:style-name="P31"/>
      <text:p text:style-name="P31"><text:span text:style-name="T24">Article 12 - Capacité :</text:span> Le présent contrat est établi pour une capacité maximum de personnes. Si le nombre de locataires dépasse la capacité d'accueil, le propriétaire peut refuser les personnes supplémentaires. Toute modification ou rupture du contrat sera considérée à l'initiative du client.</text:p>
      <text:p text:style-name="P31"/>
      <text:p text:style-name="P31"><text:span text:style-name="T24">Article 13 - Assurance :</text:span> le locataire est responsable de tous les dommages survenant de son fait. Il est tenu d'être assuré par un contrat d'assurance type villégiature pour ces différents risques.</text:p>
      <text:p text:style-name="P31"/>
      <text:p text:style-name="P31"/>
      <text:p text:style-name="P39"/>
      <text:p text:style-name="P36">LA <text:span text:style-name="T37">RÉSERVATION</text:span> SERA <text:span text:style-name="T37">ENREGISTRÉE</text:span> A <text:span text:style-name="T37">RÉCEPTION</text:span> DU CONTRAT <text:span text:style-name="T37">DÛMENT</text:span> SIGNE JOINT D'UN <text:span text:style-name="T37">CHÈQUE</text:span> D'ACOMPTE DE 30% DU <text:span text:style-name="T37">SÉJOUR</text:span> A L'ORDRE DE TRANSHUMANCES.</text:p>
      <text:p text:style-name="P40">Je soussigné(e) <draw:control text:anchor-type="as-char" draw:z-index="76" draw:name="Shape10" draw:style-name="gr2" draw:text-style-name="P68" svg:width="7.219cm" svg:height="0.583cm" draw:control="control77"/><text:s/>déclare être d'accord sur les termes du contrat, après avoir pris connaissances des conditions générales.</text:p>
      <text:p text:style-name="P38"><text:span text:style-name="T36">À</text:span> <draw:control text:anchor-type="as-char" svg:y="-0.446cm" draw:z-index="77" draw:name="Shape11" draw:style-name="gr1" draw:text-style-name="P68" svg:width="6.838cm" svg:height="0.53cm" draw:control="control78"/><text:s text:c="5"/><text:span text:style-name="T36">Le <text:s/></text:span><text:span text:style-name="T36"><draw:control text:anchor-type="as-char" draw:z-index="78" draw:name="Shape12" draw:style-name="gr2" draw:text-style-name="P68" svg:width="6.554cm" svg:height="0.53cm" draw:control="control79"/></text:span></text:p>
      <text:p text:style-name="P46"/>
      <text:p text:style-name="P37">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margin-top="0cm" fo:margin-bottom="0.212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line-height="100%" fo:keep-together="always" fo:keep-with-next="always"/>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82cm" fo:margin-bottom="0cm" loext:contextual-spacing="false" fo:line-height="100%" fo:keep-together="always" fo:keep-with-next="always"/>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524cm" fo:margin-right="1.524cm" fo:margin-top="0.423cm" fo:margin-bottom="0.423cm" loext:contextual-spacing="false"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494cm" fo:margin-bottom="0.423cm" loext:contextual-spacing="false" fo:text-align="center" style:justify-single-word="false" fo:text-indent="0cm" style:auto-text-indent="false"/>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next-style-name="Standard" style:default-outline-level="">
      <style:paragraph-properties fo:line-height="100%"/>
      <style:text-properties fo:color="#404040" fo:font-weight="bold" style:font-weight-asian="bold" style:font-weight-complex="bold"/>
    </style:style>
    <style:style style:name="TOC_20_Heading" style:display-name="TOC Heading" style:family="paragraph" style:parent-style-name="Heading_20_1" style:next-style-name="Standard" style:default-outline-leve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style:text-properties fo:color="#90c226" fo:font-style="italic" style:font-style-asian="italic" style:font-style-complex="italic"/>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Body_20_Text_20_Indent_20_2" style:display-name="Body Text Indent 2" style:family="paragraph" style:parent-style-name="Standard" style:default-outline-level="">
      <style:paragraph-properties fo:margin-left="0.635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margin-top="0cm" fo:margin-bottom="0cm" loext: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loext:contextual-spacing="false" fo:line-height="100%"/>
    </style:style>
    <style:style style:name="endnote_20_text" style:display-name="endnote text" style:family="paragraph" style:parent-style-name="Standard" style:default-outline-level="">
      <style:paragraph-properties fo:margin-top="0cm" fo:margin-bottom="0cm" loext:contextual-spacing="false" fo:line-height="100%"/>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TML_20_Address" style:display-name="HTML Address" style:family="paragraph" style:parent-style-name="Standard" style:default-outline-level="">
      <style:paragraph-properties fo:margin-top="0cm" fo:margin-bottom="0cm" loext: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margin-top="0cm" fo:margin-bottom="0cm" loext:contextual-spacing="false" fo:line-height="100%"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margin-top="0cm" fo:margin-bottom="0cm" loext:contextual-spacing="false" fo:line-height="100%"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margin-top="0cm" fo:margin-bottom="0cm" loext:contextual-spacing="false" fo:line-height="100%"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margin-top="0cm" fo:margin-bottom="0cm" loext:contextual-spacing="false" fo:line-height="100%"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margin-top="0cm" fo:margin-bottom="0cm" loext:contextual-spacing="false" fo:line-height="100%"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margin-top="0cm" fo:margin-bottom="0cm" loext:contextual-spacing="false" fo:line-height="100%"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margin-top="0cm" fo:margin-bottom="0cm" loext:contextual-spacing="false" fo:line-height="100%"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margin-top="0cm" fo:margin-bottom="0cm" loext:contextual-spacing="false" fo:line-height="100%"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margin-top="0cm" fo:margin-bottom="0cm" loext:contextual-spacing="false" fo:line-height="100%" fo:text-indent="-0.353cm" style:auto-text-indent="false"/>
    </style:style>
    <style:style style:name="index_20_heading" style:display-name="index heading" style:family="paragraph" style:parent-style-name="Standard" style:default-outline-level="">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margin-top="0cm" fo:margin-bottom="0.212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212cm" loext: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212cm" loext: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212cm" loext:contextual-spacing="true" fo:text-indent="-0.635cm" style:auto-text-indent="false"/>
    </style:style>
    <style:style style:name="List_20_Bullet" style:display-name="List Bullet" style:family="paragraph" style:parent-style-name="Standard" style:default-outline-level="">
      <style:paragraph-properties fo:margin-top="0cm" fo:margin-bottom="0.212cm" loext:contextual-spacing="true"/>
    </style:style>
    <style:style style:name="List_20_Bullet_20_2" style:display-name="List Bullet 2" style:family="paragraph" style:parent-style-name="Standard" style:default-outline-level="">
      <style:paragraph-properties fo:margin-top="0cm" fo:margin-bottom="0.212cm" loext:contextual-spacing="true"/>
    </style:style>
    <style:style style:name="List_20_Bullet_20_3" style:display-name="List Bullet 3" style:family="paragraph" style:parent-style-name="Standard" style:default-outline-level="">
      <style:paragraph-properties fo:margin-top="0cm" fo:margin-bottom="0.212cm" loext:contextual-spacing="true"/>
    </style:style>
    <style:style style:name="List_20_Bullet_20_4" style:display-name="List Bullet 4" style:family="paragraph" style:parent-style-name="Standard" style:default-outline-level="">
      <style:paragraph-properties fo:margin-top="0cm" fo:margin-bottom="0.212cm" loext:contextual-spacing="true"/>
    </style:style>
    <style:style style:name="List_20_Bullet_20_5" style:display-name="List Bullet 5" style:family="paragraph" style:parent-style-name="Standard" style:default-outline-level="">
      <style:paragraph-properties fo:margin-top="0cm" fo:margin-bottom="0.212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 style:display-name="List Number" style:family="paragraph" style:parent-style-name="Standard" style:default-outline-level="">
      <style:paragraph-properties fo:margin-top="0cm" fo:margin-bottom="0.212cm" loext:contextual-spacing="true"/>
    </style:style>
    <style:style style:name="List_20_Number_20_2" style:display-name="List Number 2" style:family="paragraph" style:parent-style-name="Standard" style:default-outline-level="">
      <style:paragraph-properties fo:margin-top="0cm" fo:margin-bottom="0.212cm" loext:contextual-spacing="true"/>
    </style:style>
    <style:style style:name="List_20_Number_20_3" style:display-name="List Number 3" style:family="paragraph" style:parent-style-name="Standard" style:default-outline-level="">
      <style:paragraph-properties fo:margin-top="0cm" fo:margin-bottom="0.212cm" loext:contextual-spacing="true"/>
    </style:style>
    <style:style style:name="List_20_Number_20_4" style:display-name="List Number 4" style:family="paragraph" style:parent-style-name="Standard" style:default-outline-level="">
      <style:paragraph-properties fo:margin-top="0cm" fo:margin-bottom="0.212cm" loext:contextual-spacing="true"/>
    </style:style>
    <style:style style:name="List_20_Number_20_5" style:display-name="List Number 5" style:family="paragraph" style:parent-style-name="Standard" style:default-outline-level="">
      <style:paragraph-properties fo:margin-top="0cm" fo:margin-bottom="0.212cm" loext:contextual-spacing="true"/>
    </style:style>
    <style:style style:name="macro" style:family="paragraph" style:default-outline-level="">
      <style:paragraph-properties fo:margin-top="0cm" fo:margin-bottom="0cm" loext: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style:paragraph-properties fo:margin-left="1.905cm" fo:margin-right="0cm" fo:margin-top="0cm" fo:margin-bottom="0cm" loext:contextual-spacing="false" fo:line-height="100%" fo:text-indent="-1.905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loext:contextual-spacing="false" fo:line-height="100%"/>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loext:contextual-spacing="false" fo:line-height="100%" fo:text-indent="0cm" style:auto-text-indent="false"/>
    </style:style>
    <style:style style:name="table_20_of_20_authorities" style:display-name="table of authorities" style:family="paragraph" style:parent-style-name="Standard" style:next-style-name="Standard" style:default-outline-level="">
      <style:paragraph-properties fo:margin-left="0.353cm" fo:margin-right="0cm" fo:margin-top="0cm" fo:margin-bottom="0cm" loext:contextual-spacing="false" fo:text-indent="-0.353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Trebuchet MS" fo:font-family="'Trebuchet MS'"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margin-top="0cm" fo:margin-bottom="0.176cm" loext: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margin-top="0cm" fo:margin-bottom="0.176cm" loext: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margin-top="0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margin-top="0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margin-top="0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Car" style:display-name="Titre Car" style:family="text" style:parent-style-name="Default_20_Paragraph_20_Font">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ous-titre_20_Car" style:display-name="Sous-titre Car" style:family="text" style:parent-style-name="Default_20_Paragraph_20_Font">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1_20_Car" style:display-name="Titre 1 Car" style:family="text" style:parent-style-name="Default_20_Paragraph_20_Font">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3_20_Car" style:display-name="Titre 3 Car" style:family="text" style:parent-style-name="Default_20_Paragraph_20_Font">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4_20_Car" style:display-name="Titre 4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5_20_Car" style:display-name="Titre 5 Car" style:family="text" style:parent-style-name="Default_20_Paragraph_20_Font">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Titre_20_6_20_Car" style:display-name="Titre 6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9_20_Car" style:display-name="Titre 9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Reference" style:display-name="Subtle Reference" style:family="text" style:parent-style-name="Default_20_Paragraph_20_Font">
      <style:text-properties fo:font-variant="normal" fo:text-transform="none" fo:color="#404040"/>
    </style:style>
    <style:style style:name="Intense_20_Reference" style:display-name="Intense Reference" style:family="text" style:parent-style-name="Default_20_Paragraph_20_Font">
      <style:text-properties fo:font-variant="normal" fo:text-transform="non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normal" fo:text-transform="none"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Corps_20_de_20_texte_20_3_20_Car" style:display-name="Corps de texte 3 Car" style:family="text" style:parent-style-name="Default_20_Paragraph_20_Font">
      <style:text-properties fo:font-size="8pt" style:font-size-asian="8pt" style:font-size-complex="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Retrait_20_corps_20_de_20_texte_20_3_20_Car" style:display-name="Retrait corps de texte 3 Car" style:family="text" style:parent-style-name="Default_20_Paragraph_20_Font">
      <style:text-properties fo:font-size="8pt" style:font-size-asian="8pt" style:font-size-complex="8pt"/>
    </style:style>
    <style:style style:name="Formule_20_de_20_politesse_20_Car" style:display-name="Formule de politess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Date_20_Car" style:display-name="Date Car" style:family="text" style:parent-style-name="Default_20_Paragraph_20_Font"/>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Signature_20_électronique_20_Car" style:display-name="Signature électronique C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Note_20_de_20_fin_20_Car" style:display-name="Note de fin Car" style:family="text" style:parent-style-name="Default_20_Paragraph_20_Font"/>
    <style:style style:name="FollowedHyperlink" style:family="text" style:parent-style-name="Default_20_Paragraph_20_Font">
      <style:text-properties fo:color="#b9d181" style:text-underline-style="solid" style:text-underline-width="auto" style:text-underline-color="font-color"/>
    </style:style>
    <style:style style:name="Pied_20_de_20_page_20_Car" style:display-name="Pied de page C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En-tête_20_Car" style:display-name="En-tête Car" style:family="text" style:parent-style-name="Default_20_Paragraph_20_Font"/>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99ca3c" style:text-underline-style="solid" style:text-underline-width="auto" style:text-underline-color="font-color"/>
    </style:style>
    <style:style style:name="line_20_number" style:display-name="line number" style:family="text" style:parent-style-name="Default_20_Paragraph_20_Font"/>
    <style:style style:name="Texte_20_de_20_macro_20_Car" style:display-name="Texte de macro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En-tête_20_de_20_message_20_Car" style:display-name="En-tête de message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ListLabel_20_1" style:display-name="ListLabel 1" style:family="text">
      <style:text-properties fo:font-size="11pt" fo:font-weight="bold" style:font-name-asian="DejaVu Sans" style:font-family-asian="'DejaVu Sans'" style:font-family-generic-asian="system" style:font-pitch-asian="variable" style:font-size-asian="11pt" style:font-weight-asian="bold"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rebuchet M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master-page-name="Standard">
      <style:table-properties style:width="18.461cm" style:page-number="auto" table:align="margins" style:writing-mode="lr-tb"/>
    </style:style>
    <style:style style:name="Table7.A" style:family="table-column">
      <style:table-column-properties style:column-width="9.23cm" style:rel-column-width="32767*"/>
    </style:style>
    <style:style style:name="Table7.B" style:family="table-column">
      <style:table-column-properties style:column-width="9.23cm" style:rel-column-width="32768*"/>
    </style:style>
    <style:style style:name="Table7.A1" style:family="table-cell">
      <style:table-cell-properties fo:padding="0.097cm" fo:border="none"/>
    </style:style>
    <style:style style:name="Table8" style:family="table" style:master-page-name="Standard">
      <style:table-properties style:width="18.461cm" style:page-number="auto" table:align="margins" style:writing-mode="lr-tb"/>
    </style:style>
    <style:style style:name="Table8.A" style:family="table-column">
      <style:table-column-properties style:column-width="9.23cm" style:rel-column-width="32767*"/>
    </style:style>
    <style:style style:name="Table8.B" style:family="table-column">
      <style:table-column-properties style:column-width="9.23cm" style:rel-column-width="32768*"/>
    </style:style>
    <style:style style:name="Table8.1" style:family="table-row">
      <style:table-row-properties style:min-row-height="0.545cm"/>
    </style:style>
    <style:style style:name="Table8.A1" style:family="table-cell">
      <style:table-cell-properties fo:padding="0.097cm" fo:border="none"/>
    </style:style>
    <style:style style:name="Table6" style:family="table">
      <style:table-properties style:width="18.461cm" table:align="margins" style:writing-mode="lr-tb"/>
    </style:style>
    <style:style style:name="Table6.A" style:family="table-column">
      <style:table-column-properties style:column-width="9.23cm" style:rel-column-width="32767*"/>
    </style:style>
    <style:style style:name="Table6.B" style:family="table-column">
      <style:table-column-properties style:column-width="9.23cm" style:rel-column-width="32768*"/>
    </style:style>
    <style:style style:name="Table6.A1" style:family="table-cell">
      <style:table-cell-properties fo:padding="0.097cm" fo:border="none"/>
    </style:style>
    <style:style style:name="Table10" style:family="table">
      <style:table-properties style:width="18.461cm" table:align="margins" style:writing-mode="lr-tb"/>
    </style:style>
    <style:style style:name="Table10.A" style:family="table-column">
      <style:table-column-properties style:column-width="9.23cm" style:rel-column-width="32767*"/>
    </style:style>
    <style:style style:name="Table10.B" style:family="table-column">
      <style:table-column-properties style:column-width="9.23cm" style:rel-column-width="32768*"/>
    </style:style>
    <style:style style:name="Table10.A1" style:family="table-cell">
      <style:table-cell-properties fo:padding="0.097cm" fo:border="none"/>
    </style:style>
    <style:style style:name="MP1" style:family="paragraph" style:parent-style-name="Table_20_Contents">
      <style:text-properties fo:color="#666666" fo:font-size="12pt" officeooo:rsid="00255c17" officeooo:paragraph-rsid="00255c17" style:font-size-asian="12pt" style:font-size-complex="12pt"/>
    </style:style>
    <style:style style:name="M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MP3"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MP4"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MP5"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MP6"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MP7"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MP8" style:family="paragraph" style:parent-style-name="Table_20_Contents">
      <style:paragraph-properties fo:text-align="center" style:justify-single-word="false"/>
      <style:text-properties fo:font-size="14pt" style:font-size-asian="14pt" style:font-size-complex="14pt"/>
    </style:style>
    <style:style style:name="MP9" style:family="paragraph" style:parent-style-name="Table_20_Contents">
      <style:paragraph-properties fo:text-align="center" style:justify-single-word="false"/>
      <style:text-properties fo:color="#808080" fo:font-size="11pt" officeooo:rsid="0024d967" officeooo:paragraph-rsid="0024d967" style:font-size-asian="11pt" style:font-size-complex="11pt"/>
    </style:style>
    <style:style style:name="MP1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MP11" style:family="paragraph" style:parent-style-name="Table_20_Contents">
      <style:text-properties fo:color="#666666" officeooo:rsid="00255c17" officeooo:paragraph-rsid="00255c17"/>
    </style:style>
    <style:style style:name="MP12" style:family="paragraph" style:parent-style-name="Footer">
      <style:paragraph-properties fo:text-align="end" style:justify-single-word="false"/>
      <style:text-properties fo:color="#666666" officeooo:paragraph-rsid="00255c17"/>
    </style:style>
    <style:style style:name="MP13" style:family="paragraph" style:parent-style-name="Footer">
      <style:paragraph-properties fo:text-align="start" style:justify-single-word="false"/>
      <style:text-properties officeooo:paragraph-rsid="0024d967"/>
    </style:style>
    <style:style style:name="MP14" style:family="paragraph" style:parent-style-name="Table_20_Contents">
      <style:text-properties fo:color="#666666" officeooo:rsid="00255c17" officeooo:paragraph-rsid="002a19d8"/>
    </style:style>
    <style:style style:name="MP15" style:family="paragraph" style:parent-style-name="Footer">
      <style:paragraph-properties fo:text-align="end" style:justify-single-word="false"/>
      <style:text-properties fo:color="#666666"/>
    </style:style>
    <style:style style:name="MT1" style:family="text">
      <style:text-properties officeooo:rsid="00354df8"/>
    </style:style>
    <style:style style:name="MT2" style:family="text">
      <style:text-properties fo:color="#808080" fo:font-size="11pt" officeooo:rsid="0024d967" style:font-size-asian="11pt" style:font-size-complex="11pt"/>
    </style:style>
    <style:style style:name="MT3" style:family="text">
      <style:text-properties fo:font-size="12pt" fo:language="en" fo:country="US" fo:font-weight="bold" style:font-size-asian="12pt" style:font-weight-asian="bold" style:font-size-complex="12pt" style:font-weight-complex="bold"/>
    </style:style>
    <style:style style:name="MT4" style:family="text">
      <style:text-properties officeooo:rsid="0024d967"/>
    </style:style>
    <style:page-layout style:name="Mpm1">
      <style:page-layout-properties fo:page-width="21.001cm" fo:page-height="29.7cm" style:num-format="1" style:print-orientation="portrait" fo:margin-top="0.501cm" fo:margin-bottom="0.501cm" fo:margin-left="1.27cm" fo:margin-right="1.27cm" style:writing-mode="lr-tb" style:layout-grid-color="#c0c0c0" style:layout-grid-lines="59"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table-cell table:style-name="Table7.A1" office:value-type="string">
              <text:p text:style-name="MP1">TRANSHUMANCES <text:span text:style-name="MT1">Les Hébergements</text:span></text:p>
            </table:table-cell>
            <table:table-cell table:style-name="Table7.A1" office:value-type="string">
              <text:p text:style-name="MP2">CONTRAT DE RESERVATION</text:p>
            </table:table-cell>
          </table:table-row>
        </table:table>
        <text:p text:style-name="MP3"/>
      </style:header>
      <style:header-first>
        <table:table table:name="Table8" table:style-name="Table8">
          <table:table-column table:style-name="Table8.A"/>
          <table:table-column table:style-name="Table8.B"/>
          <table:table-row table:style-name="Table8.1">
            <table:table-cell table:style-name="Table8.A1" office:value-type="string">
              <text:p text:style-name="MP4">TRANSHUMANCES <text:span text:style-name="MT1">Les Hébergements</text:span></text:p>
            </table:table-cell>
            <table:table-cell table:style-name="Table8.A1" office:value-type="string">
              <text:p text:style-name="MP5">CONTRAT DE RESERVATION</text:p>
            </table:table-cell>
          </table:table-row>
          <table:table-row>
            <table:table-cell table:style-name="Table8.A1" office:value-type="string">
              <text:p text:style-name="MP6">420 Route de la Bresse</text:p>
              <text:p text:style-name="MP7">88400 GERARDMER<text:line-break/>03.29.25.56.60 - 06.75.50.51.82</text:p>
            </table:table-cell>
            <table:table-cell table:style-name="Table8.A1" office:value-type="string">
              <text:p text:style-name="MP8"><text:a xlink:type="simple" xlink:href="http://www.transhumances.info/" text:style-name="Internet_20_link" text:visited-style-name="Visited_20_Internet_20_Link"><text:span text:style-name="MT2">www.transhumances.info</text:span></text:a></text:p>
              <text:p text:style-name="MP9">transhumances@outlook.fr</text:p>
            </table:table-cell>
          </table:table-row>
        </table:table>
        <text:p text:style-name="MP10"><text:a xlink:type="simple" xlink:href="mailto:transhumances@outlook.fr" text:style-name="Internet_20_link" text:visited-style-name="Visited_20_Internet_20_Link"><text:span text:style-name="MT3"/></text:a></text:p>
      </style:header-first>
      <style:footer>
        <table:table table:name="Table6" table:style-name="Table6">
          <table:table-column table:style-name="Table6.A"/>
          <table:table-column table:style-name="Table6.B"/>
          <table:table-row>
            <table:table-cell table:style-name="Table6.A1" office:value-type="string">
              <text:p text:style-name="MP11">Contrat de réservation</text:p>
            </table:table-cell>
            <table:table-cell table:style-name="Table6.A1" office:value-type="string">
              <text:p text:style-name="MP12"><text:span text:style-name="MT4">Page </text:span><text:page-number text:select-page="current">5</text:page-number><text:s/>/ <text:page-count>5</text:page-count></text:p>
            </table:table-cell>
          </table:table-row>
        </table:table>
        <text:p text:style-name="MP13"/>
      </style:footer>
      <style:footer-first>
        <table:table table:name="Table10" table:style-name="Table10">
          <table:table-column table:style-name="Table10.A"/>
          <table:table-column table:style-name="Table10.B"/>
          <table:table-row>
            <table:table-cell table:style-name="Table10.A1" office:value-type="string">
              <text:p text:style-name="MP14">Contrat de réservation</text:p>
            </table:table-cell>
            <table:table-cell table:style-name="Table10.A1" office:value-type="string">
              <text:p text:style-name="MP12"><text:span text:style-name="MT4">Page </text:span><text:page-number text:select-page="current">1</text:page-number><text:s/>/ <text:page-count>5</text:page-count></text:p>
            </table:table-cell>
          </table:table-row>
        </table:table>
        <text:p text:style-name="MP15"/>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meta:initial-creator>
    <meta:editing-cycles>27</meta:editing-cycles>
    <meta:print-date>2018-04-22T07:58:00</meta:print-date>
    <meta:creation-date>2017-03-23T18:08:00</meta:creation-date>
    <dc:date>2018-11-02T17:51:35.700000000</dc:date>
    <meta:editing-duration>P1DT19H56M27S</meta:editing-duration>
    <meta:generator>LibreOffice/6.0.3.2$Windows_X86_64 LibreOffice_project/8f48d515416608e3a835360314dac7e47fd0b821</meta:generator>
    <meta:document-statistic meta:table-count="10" meta:image-count="0" meta:object-count="0" meta:page-count="5" meta:paragraph-count="155" meta:word-count="1123" meta:character-count="6677" meta:non-whitespace-character-count="56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